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/>
      <style:text-properties officeooo:rsid="0005156e" officeooo:paragraph-rsid="0005156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Subtitle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4f81bd" style:font-name="Cambria" fo:font-size="12pt" fo:letter-spacing="0.026cm" fo:font-style="italic" style:text-underline-style="solid" style:text-underline-width="auto" style:text-underline-color="font-color" style:font-name-asian="F" style:font-size-asian="12pt" style:font-style-asian="italic" style:font-name-complex="F" style:font-size-complex="12pt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JZSUMA</text:p>
      <text:h text:style-name="Heading_20_1" text:outline-level="1">Alaptörténet:</text:h>
      <text:p text:style-name="No_20_Spacing">Otthon, Anya elküld a kamrába lisztért. Bázis, NM &amp; SM beküld a játékba, Reklám helye.<text:line-break/>Bót, Colossal kocsmába. Kocsmában verekedés, Királlyal bunyó, vár, buli a királlyal, szőnyeg lehányása? - anyós ítélet, várbörtön. Szökési kísérlet, király budipapírjának elhasználása, büntetés(esti kakaó megvonása(anyós miatt)). Meg kell keresni az isteni fogpiszkálót. Szökés(király segít), képesség: lábszag Playernek. Pár harc és pár cucc megszerzése. Menekülés. Erdő, tápolás, Mage csatlakozik. Bújkálás romos várban. Titkos futár jön, anyós megtudta hol vagyunk és támadásra készül. Titkos alagút a hegyi bányába. Hajózás sziget 2.</text:p>
      <text:p text:style-name="P4"><text:span text:style-name="T1">Sziget2</text:span></text:p>
      <text:p text:style-name="P2">Könyvtár, kutatás, elküldenek az erdőbe tápolni, szörnyet gyepálni. Erdőben barlang, ott szörnyek és boss, legyőzése után infó. Könyvtárban nem tudják lefordítani, menni kell sziget3.</text:p>
      <text:p text:style-name="P4"><text:span text:style-name="T1">Sziget3</text:span></text:p>
      <text:p text:style-name="No_20_Spacing">Kikötő, menni mágus/pap, szöveget lefordít. Menni kell vár/rom, logikai feladványok, szörnyek, végén infó. vissza mágus, szöveget lefordít, menni kell sziget1. Kikötőben munkásokat megverni, sok XP, esetleg pár tárgy. Kell venni hamis útlevelet sziget1re, mert anyós el akar fogni.</text:p>
      <text:p text:style-name="P4"><text:span text:style-name="T1">Szabadjáték</text:span>!</text:p>
      <text:p text:style-name="No_20_Spacing">Innestől kezdve szabad, a történettel lehet haladni, illetve tápolni, vásárolni, stb.<text:line-break/>Sidequestet is lehet csinálni<text:line-break/><text:span text:style-name="T2">Történet folyt.<text:line-break/></text:span>Kocsmában Heavy(opcionális, de erős)</text:p>
      <text:p text:style-name="No_20_Spacing">Tápolni sokat</text:p>
      <text:p text:style-name="No_20_Spacing">Bánya, szörnyek és pár logikai, véset a falon infó. Opcionálisan Heavynek vmi elfeledett orosz fegyver.</text:p>
      <text:p text:style-name="No_20_Spacing"/>
      <text:p text:style-name="No_20_Spacing">Sziget3 mágus, nem tud fordítani, menni könyvtár. Fordítás nincs, de adnak térképet.</text:p>
      <text:p text:style-name="No_20_Spacing">Menni sziget3 mágus, csatlakozik(másik mágussal kombózva állat). Menni sziget4</text:p>
      <text:p text:style-name="No_20_Spacing"/>
      <text:p text:style-name="No_20_Spacing">Sziget4 megkeresni nagy varászló, láthatatlan toronyban. Logikai feladványok, csapdák, szörnyek, rejtett képességek mágusoknak.</text:p>
      <text:p text:style-name="No_20_Spacing">Nagy varászlót le kell győzni. Csata után ad pár cuccot. Infót lefordítja, isteni fogpiszkáló sziget1 király kastélyában a falon.</text:p>
      <text:p text:style-name="No_20_Spacing"/>
      <text:p text:style-name="No_20_Spacing"><text:span text:style-name="T2">TELJES PÁLYÁS SZABADJÁTÉK VÉGE!</text:span></text:p>
      <text:p text:style-name="No_20_Spacing">Vissza sziget1. Anyós el akar fogni, ezért bújkálni pincékben, csatornában. Tápolás patkányokon és krokodilokon, pincében veszett nagymamán. </text:p>
      <text:p text:style-name="No_20_Spacing">(Esetleg fel lehet menni, de mondjuk fent rendőrök vannak, akik ha észrevesznek, game over. Talán meg lehet csinálni)</text:p>
      <text:p text:style-name="No_20_Spacing">Opcionális: Őrült csatornalakó tudós új fegyó Heavynek.</text:p>
      <text:p text:style-name="No_20_Spacing">Kereskedi? Csatornalakó mutánsok vagy pincében lakók? Esetleg teljes mutánsfalu a csatornában?</text:p>
      <text:p text:style-name="No_20_Spacing">Sidequest: Pedobácsi</text:p>
      <text:p text:style-name="No_20_Spacing"><text:span text:style-name="T2">VÁR</text:span></text:p>
      <text:p text:style-name="No_20_Spacing"><text:soft-page-break/>Ha felkészültünk, akkor a csatornán keresztül beosonunk a várba. Őrök kinyírása, isteni fogpiszkáló. Anyós megtámad</text:p>
      <text:p text:style-name="No_20_Spacing">FŐ BOSS!</text:p>
      <text:p text:style-name="No_20_Spacing">Ha az isteni fogpiszkálóval győzzük le, akkor az kettétörik és elporlad.</text:p>
      <text:p text:style-name="No_20_Spacing">Ha nem, akkor sokkal nehezebb, de a kardot a végén össze lehet celluxozni.</text:p>
      <text:p text:style-name="No_20_Spacing"><text:span text:style-name="T3">Hapiend.</text:span></text:p>
      <text:p text:style-name="No_20_Spacing"><text:span text:style-name="T2">Outro<text:line-break/></text:span>Vissza bázis, gratuláció<text:line-break/>Vissza haza. Nincs liszt, vissza kamra, bázis.</text:p>
      <text:p text:style-name="No_20_Spacing">Vissza játék eleje. Bázis, Reklám, bót, colossal vár, fogpiszkáló és futás. Vissza ismét bázis, most adunk neki lisztet, úgyhogy haza, van liszt, és vége.</text:p>
      <text:p text:style-name="No_20_Spacing"/>
      <text:p text:style-name="No_20_Spacing"><text:span text:style-name="Alcím_20_Char">SideQuest 1</text:span><text:line-break/>Sziget1 város, vmiért egyik pince. Ha megvan, akkor alagút szeméttelep, szemétben egy fegyó. Coca-cola gyár, dobozos kóla x 1.<text:line-break/>Sziget2 barlang. Elásott széf, kóla szétmar, 9999 oldalas könyv.<text:line-break/>Ugyanott barlangban tikos rúnák. Könyvtárban lefordít, oldalszám kinyit, benne leírás. Nagy varászló, dimenziókapu építése sziget5.<text:line-break/>Sziget 5 full secret, Ott egy kétes alak jó pénzért ad hamis iratokat. A hamis raktári papírokkal bemenni sziget2 raktár, lopni lisztet. Így a játék végén nem kell újrajátszani.</text:p>
      <text:p text:style-name="No_20_Spacing"><text:span text:style-name="Alcím_20_Char"/></text:p>
      <text:p text:style-name="No_20_Spacing"><text:span text:style-name="Alcím_20_Char">Sidequest: Pedobácsi</text:span></text:p>
      <text:p text:style-name="No_20_Spacing">Este kiszökve találkozunk síró kislány + anyuka kombóval. Kislányt „bántotta egy bácsi” a játszótéren<text:line-break/>Odamegyünk a kislánnyal, újra előjön. Ha már korábban találkoztunk vele, akkor kiderül hogy pedomaci, ha nem, akkor elszalad miután legyőztük, és jóval kevesebb cuccot kapunk. Speckó támadás: pedózik. Egy emberre hat, elveszít 75%HP-t és beájul. Ha leverjük kapunk a lány anyjátol cuccokat</text:p>
      <text:p text:style-name="No_20_Spacing"/>
      <text:p text:style-name="No_20_Spacing"><text:span text:style-name="Alcím_20_Char"/></text:p>
      <text:p text:style-name="No_20_Spacing"/>
      <text:p text:style-name="No_20_Spacing">Heavy fegyó: Vállról indít6ó halálcsillag</text:p>
      <text:p text:style-name="No_20_Spacing"/>
      <text:h text:style-name="Heading_20_2" text:outline-level="2">Enemy:</text:h>
      <text:p text:style-name="No_20_Spacing"/>
      <text:p text:style-name="Standard"><text:span text:style-name="T4">Erdei csöves<text:line-break/>Előferdülés: Sziget1 erdő<text:line-break/>HP: 250 ATK: 50 <text:line-break/>LOOT: 150 G + sör(0-2)<text:line-break/></text:span></text:p>
      <text:p text:style-name="P1">Veszett mókus<text:line-break/>Előferdülés: SZ1 Erdő<text:line-break/>HP: 100 ATK: 25<text:line-break/>LOOT: 75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hu" fo:country="H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default-outline-level="" style:class="text"/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hu" fo:country="H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Cím_20_Char" style:display-name="Cím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Alcím_20_Char" style:display-name="Alcím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2:48:00</meta:creation-date>
    <meta:initial-creator>BL</meta:initial-creator>
    <dc:language>hu-HU</dc:language>
    <dc:date>2017-07-13T21:39:07.740953398</dc:date>
    <meta:editing-cycles>14</meta:editing-cycles>
    <meta:editing-duration>PT1H8M45S</meta:editing-duration>
    <meta:generator>LibreOffice/5.1.6.2$Linux_X86_64 LibreOffice_project/10m0$Build-2</meta:generator>
    <meta:document-statistic meta:table-count="0" meta:image-count="0" meta:object-count="0" meta:page-count="2" meta:paragraph-count="36" meta:word-count="543" meta:character-count="3918" meta:non-whitespace-character-count="34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